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6.0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ua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eap</text:p>
          </table:table-cell>
          <table:table-cell table:formula="of:=INDIRECT([.H10])" office:value-type="float" office:value="2" calcext:value-type="float">
            <text:p>2</text:p>
          </table:table-cell>
          <table:table-cell table:formula="of:=INDIRECT([.I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mem_v</text:p>
          </table:table-cell>
          <table:table-cell table:formula="of:=INDIRECT([.H13])" office:value-type="float" office:value="2" calcext:value-type="float">
            <text:p>2</text:p>
          </table:table-cell>
          <table:table-cell table:formula="of:=INDIRECT([.I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number-columns-repeated="5"/>
          <table:table-cell office:value-type="string" calcext:value-type="string">
            <text:p>L2</text:p>
          </table:table-cell>
          <table:table-cell office:value-type="string" calcext:value-type="string">
            <text:p>M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formula="of:=CONCATENATE(&quot;I&quot;; 2 + N(INDIRECT([.H8])))" office:value-type="string" office:string-value="I4" calcext:value-type="string">
            <text:p>I4</text:p>
          </table:table-cell>
          <table:table-cell table:formula="of:=CONCATENATE(&quot;I&quot;; 2 + N(INDIRECT([.I8])))" office:value-type="string" office:string-value="I7" calcext:value-type="string">
            <text:p>I7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ua</text:p>
          </table:table-cell>
          <table:table-cell table:number-columns-repeated="5"/>
          <table:table-cell office:value-type="string" calcext:value-type="string">
            <text:p>L3</text:p>
          </table:table-cell>
          <table:table-cell office:value-type="string" calcext:value-type="string">
            <text:p>M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CONCATENATE(&quot;B&quot;; 2 + N(INDIRECT([.H12])))" office:value-type="string" office:string-value="B4" calcext:value-type="string">
            <text:p>B4</text:p>
          </table:table-cell>
          <table:table-cell table:style-name="ce2" table:formula="of:=CONCATENATE(&quot;B&quot;; 2 + N(INDIRECT([.I12])))" office:value-type="string" office:string-value="B2" calcext:value-type="string">
            <text:p>B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37:42.806984221</meta:creation-date>
    <dc:date>2017-11-18T22:18:32.367525077</dc:date>
    <meta:editing-duration>PT2H5M17S</meta:editing-duration>
    <meta:editing-cycles>3</meta:editing-cycles>
    <meta:generator>LibreOffice/5.1.6.2$Linux_X86_64 LibreOffice_project/10m0$Build-2</meta:generator>
    <meta:document-statistic meta:table-count="1" meta:cell-count="64" meta:object-count="0"/>
  </office:meta>
</office:document-meta>
</file>